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57b0"/>
    </style:style>
    <style:style style:name="P2" style:family="paragraph" style:parent-style-name="Standard">
      <style:text-properties officeooo:rsid="0018324e" officeooo:paragraph-rsid="00183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1 program 6</text:p>
      <text:p text:style-name="P2"/>
      <text:p text:style-name="P2"/>
      <text:p text:style-name="P1">print("enter the phrase")</text:p>
      <text:p text:style-name="P1">a=str(input())</text:p>
      <text:p text:style-name="P1">n=len(a)</text:p>
      <text:p text:style-name="P1">print("1.all caps")</text:p>
      <text:p text:style-name="P1">print("2.small caps")</text:p>
      <text:p text:style-name="P1">print("3.title case ")</text:p>
      <text:p text:style-name="P1">print("4.start case")</text:p>
      <text:p text:style-name="P1">choice=int(input("type 1/2/3/4: "));</text:p>
      <text:p text:style-name="P1">if(choice==1):</text:p>
      <text:p text:style-name="P1"><text:s text:c="4"/>print(a.upper())</text:p>
      <text:p text:style-name="P1">if(choice==2):</text:p>
      <text:p text:style-name="P1"><text:s text:c="4"/>print(a.lower())</text:p>
      <text:p text:style-name="P1">if(choice==3):</text:p>
      <text:p text:style-name="P1"><text:s text:c="3"/>print(a.title())</text:p>
      <text:p text:style-name="P1">if(choice==4):</text:p>
      <text:p text:style-name="P1"><text:s text:c="2"/>print(a[0].upper(),end='')</text:p>
      <text:p text:style-name="P1"><text:s text:c="2"/>print(a[1::])</text:p>
      <text:p text:style-name="Standard"><text:s text:c="6"/>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1:23:47.347455200</meta:creation-date>
    <dc:date>2019-03-16T11:59:46.761094948</dc:date>
    <meta:editing-duration>PT35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0" meta:character-count="355" meta:non-whitespace-character-count="314"/>
  </office:meta>
</office:document-meta>
</file>